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10000017AC1D09C9D55D75569.png" manifest:media-type="image/png"/>
  <manifest:file-entry manifest:full-path="Pictures/1000000100000630000002DFD64941B25DFD0FB5.png" manifest:media-type="image/png"/>
  <manifest:file-entry manifest:full-path="Pictures/10000001000005930000014D5BB21280B50BC29B.png" manifest:media-type="image/png"/>
  <manifest:file-entry manifest:full-path="Pictures/10000001000001190000017CC130E77BBC060E53.png" manifest:media-type="image/png"/>
  <manifest:file-entry manifest:full-path="Pictures/10000001000003AF00000202FCF57348833A02EB.png" manifest:media-type="image/png"/>
  <manifest:file-entry manifest:full-path="Pictures/100000010000010F000000FB833F99EDB85EBD8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d30e" officeooo:paragraph-rsid="0000d30e"/>
    </style:style>
    <style:style style:name="P2" style:family="paragraph" style:parent-style-name="Standard">
      <style:text-properties officeooo:rsid="00015f83" officeooo:paragraph-rsid="00015f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xe1" text:anchor-type="char" svg:x="0.097cm" svg:y="0.395cm" svg:width="17cm" svg:height="3.965cm" draw:z-index="0"><draw:image xlink:href="Pictures/10000001000005930000014D5BB21280B50BC29B.png" xlink:type="simple" xlink:show="embed" xlink:actuate="onLoad" draw:mime-type="image/png"/></draw:frame></text:p>
      <text:p text:style-name="P1"/>
      <text:p text:style-name="P1">2.</text:p>
      <text:p text:style-name="P1"><draw:frame draw:style-name="fr1" draw:name="Imaxe2" text:anchor-type="char" svg:x="0cm" svg:y="0.45cm" svg:width="17cm" svg:height="7.888cm" draw:z-index="1"><draw:image xlink:href="Pictures/1000000100000630000002DFD64941B25DFD0FB5.png" xlink:type="simple" xlink:show="embed" xlink:actuate="onLoad" draw:mime-type="image/png"/></draw:frame></text:p>
      <text:p text:style-name="P1">3.</text:p>
      <text:p text:style-name="P1"><draw:frame draw:style-name="fr1" draw:name="Imaxe3" text:anchor-type="char" svg:x="0.093cm" svg:y="0.162cm" svg:width="7.013cm" svg:height="9.484cm" draw:z-index="2"><draw:image xlink:href="Pictures/10000001000001190000017CC130E77BBC060E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</text:p>
      <text:p text:style-name="P1"><draw:frame draw:style-name="fr1" draw:name="Imaxe4" text:anchor-type="char" svg:x="0cm" svg:y="0.388cm" svg:width="17cm" svg:height="7.567cm" draw:z-index="3"><draw:image xlink:href="Pictures/10000001000003510000017AC1D09C9D55D75569.png" xlink:type="simple" xlink:show="embed" xlink:actuate="onLoad" draw:mime-type="image/png"/></draw:frame></text:p>
      <text:p text:style-name="P1"/>
      <text:p text:style-name="P1">5.</text:p>
      <text:p text:style-name="P1"><draw:frame draw:style-name="fr1" draw:name="Imaxe5" text:anchor-type="char" svg:x="0.034cm" svg:y="0.162cm" svg:width="7.17cm" svg:height="6.641cm" draw:z-index="4"><draw:image xlink:href="Pictures/100000010000010F000000FB833F99EDB85EBD8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6.</text:p>
      <text:p text:style-name="P1"><draw:frame draw:style-name="fr1" draw:name="Imaxe6" text:anchor-type="char" svg:x="0.09cm" svg:y="0.33cm" svg:width="12.839cm" svg:height="6.999cm" draw:z-index="5"><draw:image xlink:href="Pictures/10000001000003AF00000202FCF57348833A02E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6T13:58:54.890000000</meta:creation-date>
    <dc:date>2023-10-06T14:11:52.977000000</dc:date>
    <meta:editing-duration>PT2M48S</meta:editing-duration>
    <meta:editing-cycles>1</meta:editing-cycles>
    <meta:document-statistic meta:table-count="0" meta:image-count="6" meta:object-count="0" meta:page-count="3" meta:paragraph-count="6" meta:word-count="6" meta:character-count="12" meta:non-whitespace-character-count="12"/>
    <meta:generator>LibreOffice/7.3.4.2$Windows_X86_64 LibreOffice_project/728fec16bd5f605073805c3c9e7c4212a0120dc5</meta:generator>
  </office:meta>
</office:document-meta>
</file>